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7D0000017E46D6CA1F.png" manifest:media-type="image/png"/>
  <manifest:file-entry manifest:full-path="Pictures/1000000000000320000002581B42268A.png" manifest:media-type="image/png"/>
  <manifest:file-entry manifest:full-path="Pictures/1000000000000320000002585C39BAE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84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layer="layout" svg:width="23.5cm" svg:height="2.843cm" svg:x="2cm" svg:y="1.9cm" presentation:class="title">
          <draw:text-box>
            <text:p>Konduksi Therma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2.86cm" svg:height="13.708cm" svg:x="2.54cm" svg:y="6.35cm">
          <draw:image xlink:href="Pictures/100000000000027D0000017E46D6CA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dlo </meta:initial-creator>
    <meta:creation-date>2012-09-09T16:46:37</meta:creation-date>
    <dc:date>2012-09-09T16:48:11</dc:date>
    <dc:creator>ridlo </dc:creator>
    <meta:editing-duration>P0D</meta:editing-duration>
    <meta:editing-cycles>1</meta:editing-cycles>
    <meta:document-statistic meta:object-count="28"/>
    <meta:generator>LibreOffice/3.5$Linux_x86 LibreOffice_project/350m1$Build-2</meta:generator>
  </office:meta>
</office:document-meta>
</file>